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font-style="normal" style:font-size-asian="12pt" style:font-style-asian="normal" style:font-size-complex="12pt" style:font-style-complex="normal"/>
    </style:style>
    <style:style style:name="P2" style:family="paragraph" style:parent-style-name="Standard">
      <style:paragraph-properties fo:text-align="start" style:justify-single-word="false"/>
      <style:text-properties style:font-name="Times New Roman" fo:font-size="12pt" fo:font-style="normal" style:text-underline-style="none" style:font-size-asian="12pt" style:font-style-asian="normal" style:font-size-complex="12pt" style:font-style-complex="normal"/>
    </style:style>
    <style:style style:name="P3"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P4" style:family="paragraph" style:parent-style-name="Standard">
      <style:paragraph-properties fo:text-align="center" style:justify-single-word="false"/>
      <style:text-properties style:font-name="Times New Roman" fo:font-size="12pt" style:font-size-asian="12pt" style:font-size-complex="12pt"/>
    </style:style>
    <style:style style:name="P5" style:family="paragraph" style:parent-style-name="Standard">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6" style:family="paragraph" style:parent-style-name="Standard">
      <style:paragraph-properties fo:margin-left="1.251cm" fo:margin-right="0cm" fo:text-align="start" style:justify-single-word="false" fo:text-indent="0cm" style:auto-text-indent="false"/>
      <style:text-properties style:font-name="Times New Roman" fo:font-size="12pt" fo:font-style="normal" style:text-underline-style="none" style:font-size-asian="12pt" style:font-style-asian="normal" style:font-size-complex="12pt" style:font-style-complex="normal"/>
    </style:style>
    <style:style style:name="P7" style:family="paragraph" style:parent-style-name="Standard">
      <style:paragraph-properties fo:margin-left="1.251cm" fo:margin-right="0cm" fo:text-align="start" style:justify-single-word="false" fo:text-indent="0cm" style:auto-text-indent="false"/>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P8" style:family="paragraph" style:parent-style-name="Standard">
      <style:paragraph-properties fo:margin-left="1.251cm" fo:margin-right="0cm" fo:text-align="start" style:justify-single-word="false" fo:text-indent="0cm" style:auto-text-indent="false"/>
      <style:text-properties style:font-name="Times New Roman" fo:font-size="12pt" fo:font-style="normal" style:text-underline-style="none"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Times New Roman" fo:font-size="12pt" fo:font-style="normal" style:text-underline-style="none" style:font-size-asian="12pt" style:font-style-asian="normal" style:font-size-complex="12pt" style:font-style-complex="normal"/>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nexe au compte rendu d’activités</text:p>
      <text:p text:style-name="P5">de Michaël Ory</text:p>
      <text:p text:style-name="P5">du 01/05/2013 au 31/05/2013</text:p>
      <text:p text:style-name="P1"/>
      <text:p text:style-name="P1"/>
      <text:p text:style-name="P4"/>
      <text:p text:style-name="P3">Les Map</text:p>
      <text:p text:style-name="P2">Conception et implémentation de la structure MAP dans Generci System. </text:p>
      <text:p text:style-name="P2">Spécialisation de GenericImpl afin que la map puisse accéder aux fonctionnalités du moteur.</text:p>
      <text:p text:style-name="P2"/>
      <text:p text:style-name="P6">Mise en place d'une classe abstraite afin de centraliser les méthodes d'ajout, de récupération et de suppression d'une clef/valeur.</text:p>
      <text:p text:style-name="P6">Conception et implémentation de PropertiesMapProvider (la map gérant les propriétés) : cette map est un attribut posé sur Engine. Sur cet attribut est posé l'attribut clé et sur ce dernier est posé l'attribut valeur. L'attribut valeur est <text:span text:style-name="T1">singular</text:span> (ne peut avoir qu'une valeur) et <text:span text:style-name="T1">required</text:span> (doit avoir une valeur).</text:p>
      <text:p text:style-name="P2"/>
      <text:p text:style-name="P2">Implémentation de la méthode d'ajout (put) : le couple clé/valeur sont des <text:span text:style-name="T1">serializable</text:span>, la valeur ne peut être null. Pour chaque nouvelle entrée une nouvelle valeur de map est crée.</text:p>
      <text:p text:style-name="P2"/>
      <text:p text:style-name="P2">Surcharge de la méthode get native afin d'optimiser les performances. La clé est obligatoirement un <text:s/><text:span text:style-name="T1">serializable.</text:span></text:p>
      <text:p text:style-name="P2"/>
      <text:p text:style-name="P2">Mise en place du remove afin du supprimer un couple clé/valeur. Deux cas de gestion sont possibles :</text:p>
      <text:p text:style-name="P2">1- la clef est posé sur notre Generic alors l'algorithme supprime le couple clé/valeur.</text:p>
      <text:p text:style-name="P2">2- la clef est posé sur l'un des supers de notre Generic alors l'algorithme fantômise le couple clé/valeur.</text:p>
      <text:p text:style-name="P2"/>
      <text:p text:style-name="P2"/>
      <text:p text:style-name="P3">MyAdmin</text:p>
      <text:p text:style-name="P6">Définition des règles de séparation des beans : </text:p>
      <text:p text:style-name="P6"><text:tab/>mise en place d'un template afin de centraliser le formalisme du site,</text:p>
      <text:p text:style-name="P6"><text:tab/>mise en place de composites afin de factoriser le code :</text:p>
      <text:p text:style-name="P6"><text:tab/><text:tab/>le composite panel : toutes les informations sont affichés selon un même <text:tab/><text:tab/><text:tab/>formalisme</text:p>
      <text:p text:style-name="P6"><text:tab/><text:tab/>le composite tree : affichage des informations sous forme d'arbre</text:p>
      <text:p text:style-name="P6"/>
      <text:p text:style-name="P7">Le menu contextuel</text:p>
      <text:p text:style-name="P6">Mise en place d'un menu contextuel afin de créer des types, des sous types, des attributs, des instances, de supprimer un Generic et de sélectionner le type d'affichage (supers, héritiers, composants, composites, attributs).</text:p>
      <text:p text:style-name="P6">Conception et implémentation du menu dynamique « show values » afin d'afficher les valeurs d'un attrbut.</text:p>
      <text:p text:style-name="P6"/>
      <text:p text:style-name="P7">L'affichage des implicites</text:p>
      <text:p text:style-name="P6">Réalisation de la fonctionnalité permettant l'affichage des implicites (nœuds créer par GS).</text:p>
      <text:p text:style-name="P6"/>
      <text:p text:style-name="P6">Mise en place de fonctionnalité d'édition de la valeur d'un Generic.</text:p>
      <text:p text:style-name="P6">Internationalisation de MyAdmi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3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8T11:24:46</meta:creation-date>
    <dc:date>2013-07-09T10:43:18</dc:date>
    <meta:editing-duration>P5DT8H27M45S</meta:editing-duration>
    <meta:editing-cycles>76</meta:editing-cycles>
    <meta:generator>LibreOffice/3.5$Linux_X86_64 LibreOffice_project/350m1$Build-2</meta:generator>
    <meta:print-date>2013-02-18T15:51:21</meta:print-date>
    <meta:document-statistic meta:table-count="0" meta:image-count="0" meta:object-count="0" meta:page-count="1" meta:paragraph-count="26" meta:word-count="337" meta:character-count="2180" meta:non-whitespace-character-count="1857"/>
  </office:meta>
</office:document-meta>
</file>